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eal" svg:font-family="Areal"/>
    <style:font-face style:name="arial" svg:font-family="arial, 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2.732cm" fo:margin-left="0.079cm" table:align="left"/>
    </style:style>
    <style:style style:name="Table1.A" style:family="table-column">
      <style:table-column-properties style:column-width="1.184cm"/>
    </style:style>
    <style:style style:name="Table1.B" style:family="table-column">
      <style:table-column-properties style:column-width="11.548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padding="0.097cm" fo:border="0.25pt solid #000000"/>
    </style:style>
    <style:style style:name="Table1.A2" style:family="table-cell">
      <style:table-cell-properties fo:padding="0.097cm" fo:border-left="0.25pt solid #000000" fo:border-right="none" fo:border-top="none" fo:border-bottom="0.25pt solid #000000"/>
    </style:style>
    <style:style style:name="Table1.B5" style:family="table-cell">
      <style:table-cell-properties fo:padding="0.097cm" fo:border-left="0.25pt solid #000000" fo:border-right="0.25pt solid #000000" fo:border-top="none" fo:border-bottom="0.25pt solid #000000"/>
    </style:style>
    <style:style style:name="P1" style:family="paragraph" style:parent-style-name="Standard">
      <style:paragraph-properties fo:text-align="center" style:justify-single-word="false"/>
    </style:style>
    <style:style style:name="P2" style:family="paragraph" style:parent-style-name="Heading_20_2">
      <style:text-properties style:font-name="Arial" style:font-name-asian="Helvetica" style:font-name-complex="Arial"/>
    </style:style>
    <style:style style:name="P3" style:family="paragraph" style:parent-style-name="Heading_20_2">
      <style:text-properties style:font-name="Arial" style:font-name-complex="Arial"/>
    </style:style>
    <style:style style:name="P4" style:family="paragraph" style:parent-style-name="Heading_20_1">
      <style:text-properties style:font-name="Arial" fo:font-size="16pt" style:font-size-asian="16pt"/>
    </style:style>
    <style:style style:name="P5" style:family="paragraph" style:parent-style-name="Heading_20_1">
      <style:text-properties style:font-name="Arial" fo:font-size="16pt" style:font-name-asian="Helvetica" style:font-size-asian="16pt" style:font-name-complex="Helvetica" style:font-size-complex="16pt"/>
    </style:style>
    <style:style style:name="P6" style:family="paragraph" style:parent-style-name="Heading_20_1">
      <style:text-properties style:font-name="Arial" fo:font-size="15pt" style:font-name-asian="Helvetica" style:font-size-asian="15pt" style:font-name-complex="Arial"/>
    </style:style>
    <style:style style:name="P7" style:family="paragraph" style:parent-style-name="Contents_20_Heading" style:master-page-name="MP1">
      <style:paragraph-properties style:page-number="1" fo:break-before="pag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No_20_Spacing">
      <style:text-properties fo:color="#800000"/>
    </style:style>
    <style:style style:name="P10" style:family="paragraph" style:parent-style-name="No_20_Spacing">
      <style:text-properties fo:color="#000000"/>
    </style:style>
    <style:style style:name="P11" style:family="paragraph" style:parent-style-name="TOC_20_1">
      <style:paragraph-properties>
        <style:tab-stops>
          <style:tab-stop style:position="15cm" style:type="right" style:leader-style="dotted" style:leader-text="."/>
        </style:tab-stops>
      </style:paragraph-properties>
    </style:style>
    <style:style style:name="P12" style:family="paragraph" style:parent-style-name="Standard">
      <style:paragraph-properties fo:text-align="center" style:justify-single-word="false"/>
      <style:text-properties style:font-name="Arial" fo:font-size="12pt" fo:font-weight="bold" style:font-size-asian="12pt" style:font-weight-asian="bold" style:font-weight-complex="bold"/>
    </style:style>
    <style:style style:name="P13" style:family="paragraph" style:parent-style-name="Standard">
      <style:paragraph-properties fo:text-align="center" style:justify-single-word="false"/>
      <style:text-properties style:font-name="Arial" fo:font-size="12pt" style:font-size-asian="12pt"/>
    </style:style>
    <style:style style:name="P14"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16" style:family="paragraph" style:parent-style-name="Standard">
      <style:paragraph-properties style:text-autospace="none"/>
      <style:text-properties style:font-name="Helvetica" fo:font-size="12pt" style:font-name-asian="Helvetica" style:font-size-asian="12pt" style:font-name-complex="Helvetica"/>
    </style:style>
    <style:style style:name="P17" style:family="paragraph" style:parent-style-name="Standard" style:master-page-name="MPF0">
      <style:paragraph-properties style:page-number="auto" fo:break-before="page"/>
    </style:style>
    <style:style style:name="P18" style:family="paragraph" style:parent-style-name="TOC_20_2">
      <style:paragraph-properties>
        <style:tab-stops>
          <style:tab-stop style:position="14.577cm" style:type="right" style:leader-style="dotted" style:leader-text="."/>
        </style:tab-stops>
      </style:paragraph-properties>
    </style:style>
    <style:style style:name="P19" style:family="paragraph" style:parent-style-name="Text_20_body">
      <style:text-properties fo:color="#800000" fo:font-style="italic" style:font-style-asian="italic" style:font-style-complex="italic"/>
    </style:style>
    <style:style style:name="P20" style:family="paragraph" style:parent-style-name="Text_20_body">
      <style:text-properties fo:font-variant="normal" fo:text-transform="none" fo:color="#000000" style:font-name="Times New Roman" fo:font-size="10.5pt" fo:letter-spacing="normal" fo:font-style="normal" fo:font-weight="normal" style:font-size-asian="10.5pt" style:font-size-complex="10.5pt"/>
    </style:style>
    <style:style style:name="P21" style:family="paragraph" style:parent-style-name="Text_20_body">
      <style:text-properties style:font-name="Times New Roman"/>
    </style:style>
    <style:style style:name="P22" style:family="paragraph" style:parent-style-name="Text_20_body">
      <style:text-properties fo:font-size="12pt" style:font-name-asian="Helvetica" style:font-size-asian="12pt" style:font-name-complex="Helvetica"/>
    </style:style>
    <style:style style:name="P23" style:family="paragraph" style:parent-style-name="Text_20_body">
      <style:paragraph-properties fo:margin-left="0cm" fo:margin-right="0cm" fo:orphans="2" fo:widows="2" fo:text-indent="0cm" style:auto-text-indent="false"/>
      <style:text-properties fo:color="#000000" style:font-name="Times New Roman"/>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0.5pt" fo:letter-spacing="normal" fo:font-style="normal" fo:font-weight="normal" style:font-size-asian="10.5pt" style:font-size-complex="10.5pt"/>
    </style:style>
    <style:style style:name="P25" style:family="paragraph" style:parent-style-name="Text_20_body">
      <style:paragraph-properties fo:margin-left="0cm" fo:margin-right="0cm" fo:orphans="2" fo:widows="2" fo:text-indent="0cm" style:auto-text-indent="false"/>
      <style:text-properties style:font-name="Times New Roman"/>
    </style:style>
    <style:style style:name="P26" style:family="paragraph" style:parent-style-name="Heading_20_3">
      <style:text-properties fo:font-size="13pt" style:font-size-asian="13pt" style:font-size-complex="13pt"/>
    </style:style>
    <style:style style:name="P27" style:family="paragraph" style:parent-style-name="Contents_20_3">
      <style:paragraph-properties>
        <style:tab-stops>
          <style:tab-stop style:position="14.002cm" style:type="right" style:leader-style="dotted" style:leader-text="."/>
        </style:tab-stops>
      </style:paragraph-properties>
    </style:style>
    <style:style style:name="T1" style:family="text">
      <style:text-properties style:font-name="Arial" fo:font-size="16pt" fo:font-weight="bold" style:font-size-asian="16pt" style:font-weight-asian="bold" style:font-size-complex="16pt" style:font-weight-complex="bold"/>
    </style:style>
    <style:style style:name="T2" style:family="text">
      <style:text-properties style:font-name="Arial" fo:font-size="16pt" style:font-size-asian="16pt"/>
    </style:style>
    <style:style style:name="T3" style:family="text">
      <style:text-properties style:font-name="Arial" fo:font-size="12pt" style:font-size-asian="12pt"/>
    </style:style>
    <style:style style:name="T4" style:family="text">
      <style:text-properties style:font-name="Arial" style:font-name-asian="Helvetica" style:font-name-complex="Arial"/>
    </style:style>
    <style:style style:name="T5" style:family="text">
      <style:text-properties style:font-name="Arial" fo:font-size="15pt" style:font-size-asian="15pt" style:font-name-complex="Ari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font-size="10.5pt" fo:letter-spacing="normal" fo:font-style="normal" fo:font-weight="normal" style:font-size-asian="10.5pt" style:font-size-complex="10.5pt"/>
    </style:style>
    <style:style style:name="T8" style:family="text">
      <style:text-properties fo:font-variant="normal" fo:text-transform="none" fo:font-size="10.5pt" fo:letter-spacing="normal" fo:font-style="normal" fo:font-weight="normal" style:font-size-asian="10.5pt" style:font-size-complex="10.5pt"/>
    </style:style>
    <style:style style:name="T9" style:family="text">
      <style:text-properties fo:color="#800000"/>
    </style:style>
    <style:style style:name="T10" style:family="text">
      <style:text-properties fo:color="#800000" fo:font-style="italic" style:font-style-asian="italic"/>
    </style:style>
    <style:style style:name="T11" style:family="text">
      <style:text-properties fo:color="#800000" style:font-name="Times New Roman" style:font-name-complex="Arial"/>
    </style:style>
    <style:style style:name="T12" style:family="text">
      <style:text-properties style:font-name-asian="Helvetica" style:font-name-complex="Arial"/>
    </style:style>
    <style:style style:name="T13" style:family="text">
      <style:text-properties style:font-name-complex="Arial"/>
    </style:style>
    <style:style style:name="T14" style:family="text">
      <style:text-properties style:font-name="Times New Roman" style:font-name-asian="Helvetica" style:font-name-complex="Arial"/>
    </style:style>
    <style:style style:name="T15" style:family="text">
      <style:text-properties style:font-name="Times New Roman" fo:font-size="10.5pt" style:font-size-asian="10.5pt" style:font-name-complex="Arial" style:font-size-complex="10.5pt"/>
    </style:style>
    <style:style style:name="T16" style:family="text">
      <style:text-properties style:font-name="Times New Roman" style:font-name-complex="Ari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6LVL1" text:bullet-char="">
        <style:list-level-properties text:space-before="0.635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LVL1" text:bullet-char="">
        <style:list-level-properties text:space-before="0.635cm" text:min-label-width="0.635cm"/>
        <style:text-properties style:font-name="Wingdings"/>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DDC69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Projektbeskrivning</text:p>
      <text:p text:style-name="P14"/>
      <text:p text:style-name="P15">Spel:</text:p>
      <text:p text:style-name="P15">Katten Gustafs vandring</text:p>
      <text:p text:style-name="P15"/>
      <text:p text:style-name="P1"><text:span text:style-name="Default_20_Paragraph_20_Font"><text:span text:style-name="T1">2012-</text:span></text:span><text:span text:style-name="Default_20_Paragraph_20_Font"><text:span text:style-name="T1">10</text:span></text:span><text:span text:style-name="Default_20_Paragraph_20_Font"><text:span text:style-name="T1">-</text:span></text:span><text:span text:style-name="Default_20_Paragraph_20_Font"><text:span text:style-name="T1">02</text:span></text:span></text:p>
      <text:p text:style-name="P14"/>
      <text:p text:style-name="P12">Projektmedlemmar:</text:p>
      <text:p text:style-name="P1"><text:span text:style-name="Default_20_Paragraph_20_Font"><text:span text:style-name="T3">Robin Abrahamsson &lt;</text:span></text:span><text:a xlink:type="simple" xlink:href="mailto:robab960@student.liu.se"><text:span text:style-name="Default_20_Paragraph_20_Font"><text:span text:style-name="T3">robab960@student.liu.se</text:span></text:span></text:a><text:span text:style-name="Default_20_Paragraph_20_Font"><text:span text:style-name="T3">&gt;</text:span></text:span></text:p>
      <text:p text:style-name="P1"><text:span text:style-name="Default_20_Paragraph_20_Font"><text:span text:style-name="T3">David Berntsen &lt;</text:span></text:span><text:a xlink:type="simple" xlink:href="mailto:davbe067@student.liu.se"><text:span text:style-name="Default_20_Paragraph_20_Font"><text:span text:style-name="T3">davbe067@student.liu.se</text:span></text:span></text:a><text:span text:style-name="Default_20_Paragraph_20_Font"><text:span text:style-name="T3">&gt;</text:span></text:span></text:p>
      <text:p text:style-name="P1"><text:span text:style-name="Default_20_Paragraph_20_Font"><text:span text:style-name="T3"/></text:span></text:p>
      <text:p text:style-name="P13"/>
      <text:p text:style-name="P12">Handledare:</text:p>
      <text:p text:style-name="P13"><text:span text:style-name="T6">Bo Eriksson Nicolin</text:span> &lt;boer505@student.liu.se&gt;</text:p>
      <text:table-of-content text:style-name="Sect1" text:name="_TOC6">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6_Head">
            <text:p text:style-name="P7">Table of Contents</text:p>
          </text:index-title>
          <text:p text:style-name="P11">1. Introduktion till projektet<text:tab/>1</text:p>
          <text:p text:style-name="P11">2. Ytterligare bakgrundsinformation<text:tab/>1</text:p>
          <text:p text:style-name="P11">3. Övriga implementationsförberedelser<text:tab/>2</text:p>
          <text:p text:style-name="P11">4. Utveckling och samarbete<text:tab/>2</text:p>
          <text:p text:style-name="P11">5. Implementationsbeskrivning<text:tab/>3</text:p>
          <text:p text:style-name="P18">5.1. Dokumentation för programkod<text:tab/>3</text:p>
          <text:p text:style-name="P27">5.1.1 Game.java<text:tab/>3</text:p>
          <text:p text:style-name="P27">5.1.2 Frame.java<text:tab/>3</text:p>
          <text:p text:style-name="P27">5.1.3 GraphicalViewer.java<text:tab/>3</text:p>
          <text:p text:style-name="P27">5.1.4 GameBoard.java<text:tab/>3</text:p>
          <text:p text:style-name="P27">5.1.5 Map.java<text:tab/>3</text:p>
          <text:p text:style-name="P27">5.1.6 BoardObject.java<text:tab/>3</text:p>
          <text:p text:style-name="P27">5.1.7 Player.java<text:tab/>4</text:p>
          <text:p text:style-name="P27">5.1.8 Obstacle.java och Powerbottle.java<text:tab/>4</text:p>
          <text:p text:style-name="P27">5.1.9 BoardListener.java<text:tab/>4</text:p>
          <text:p text:style-name="P27">5.1.10 GameHandler.java<text:tab/>4</text:p>
          <text:p text:style-name="P18">5.2. Användning av fritt material<text:tab/>5</text:p>
          <text:p text:style-name="P18">5.3. Användning av designmönster<text:tab/>5</text:p>
          <text:p text:style-name="P18">5.4. Användning av objektorientering<text:tab/>5</text:p>
          <text:p text:style-name="P18">5.5. Motiverade designbeslut med alternativ<text:tab/>5</text:p>
          <text:p text:style-name="P11">6. Användarmanual<text:tab/>5</text:p>
          <text:p text:style-name="P11">7. Betygsambitioner<text:tab/>6</text:p>
          <text:p text:style-name="P11">8. Utvärdering och erfarenheter<text:tab/>6</text:p>
        </text:index-body>
      </text:table-of-content>
      <text:h text:style-name="Heading_20_1" text:outline-level="1"><text:bookmark-start text:name="_Toc334109456"/><text:span text:style-name="Default_20_Paragraph_20_Font"><text:span text:style-name="T2">1. Introduktion till projektet</text:span></text:span><text:bookmark-end text:name="_Toc334109456"/></text:h>
      <text:p text:style-name="No_20_Spacing">Detta programmet ska vara en tvådimensionell värld där en figur kommer kontinuerligt att röra sig framåt, den högra sidan av skärmen. Sedan ska man med hjälp utav piltangenterna kunna styra figuren. Tanken är att den gubben, om vi har tillräckligt med tid, ska vara katten Gustaf. Det kommer gå ut på att denna figur som sagt ska gå framåt och sedan möta hinder och fånga saker som ger poäng. Om vi har tid så tänker vi försöka implementera en funktion som hela tiden ska göra det svårare att styra gubben. </text:p>
      <text:h text:style-name="P4" text:outline-level="1"><text:bookmark-start text:name="_Toc334109457"/>2. Ytterligare bakgrundsinformation<text:bookmark-end text:name="_Toc334109457"/></text:h>
      <text:p text:style-name="P16"/>
      <table:table table:name="Table1" table:style-name="Table1">
        <table:table-column table:style-name="Table1.A"/>
        <table:table-column table:style-name="Table1.B"/>
        <table:table-row>
          <table:table-cell table:style-name="Table1.A1" office:value-type="string">
            <text:p text:style-name="P8">#</text:p>
          </table:table-cell>
          <table:table-cell table:style-name="Table1.B1" office:value-type="string">
            <text:p text:style-name="P8">Beskrivning</text:p>
          </table:table-cell>
        </table:table-row>
        <table:table-row>
          <table:table-cell table:style-name="Table1.A2" office:value-type="string">
            <text:p text:style-name="Table_20_Contents">1</text:p>
          </table:table-cell>
          <table:table-cell table:style-name="Table1.B1" office:value-type="string">
            <text:p text:style-name="No_20_Spacing">Vi ska börja med att skapa ett fönster med en avstängningsknapp och vi ska även kunna rita upp en spelplan av något slag i fönstret.</text:p>
          </table:table-cell>
        </table:table-row>
        <table:table-row>
          <table:table-cell table:style-name="Table1.A1" office:value-type="string">
            <text:p text:style-name="Table_20_Contents">2</text:p>
          </table:table-cell>
          <table:table-cell table:style-name="Table1.B1" office:value-type="string">
            <text:p text:style-name="No_20_Spacing">Här ska vi implementera en spelfigur som i detta steg är mycket simpel t.ex. en cirkel eller en rektangel.</text:p>
          </table:table-cell>
        </table:table-row>
        <table:table-row>
          <table:table-cell table:style-name="Table1.A1" office:value-type="string">
            <text:p text:style-name="Table_20_Contents">3</text:p>
          </table:table-cell>
          <table:table-cell table:style-name="Table1.B1" office:value-type="string">
            <text:p text:style-name="No_20_Spacing">För att ”styra spelfiguren framåt” så tänkte vi att spelplanen ska röra på sig för att visualisera detta. För det så kommer det krävas att vi även skapar en <text:soft-page-break/>speltimer.</text:p>
          </table:table-cell>
        </table:table-row>
        <table:table-row>
          <table:table-cell table:style-name="Table1.A2" office:value-type="string">
            <text:p text:style-name="Table_20_Contents">4</text:p>
          </table:table-cell>
          <table:table-cell table:style-name="Table1.B5" office:value-type="string">
            <text:p text:style-name="No_20_Spacing">I detta steg så ska vi skapa en styrning av spelfiguren så att man kan hoppa med den och ev. även ducka. Vi ska även förbereda framåt och bakåt knappen för att användas till senare funktioner.</text:p>
          </table:table-cell>
        </table:table-row>
        <table:table-row>
          <table:table-cell table:style-name="Table1.A2" office:value-type="string">
            <text:p text:style-name="Table_20_Contents">5</text:p>
          </table:table-cell>
          <table:table-cell table:style-name="Table1.B5" office:value-type="string">
            <text:p text:style-name="No_20_Spacing">I detta steg så ska vi göra så att figuren kan fånga någon sorts prickar som senare ska göra olika effekt på figuren och öka poängen.</text:p>
          </table:table-cell>
        </table:table-row>
        <table:table-row>
          <table:table-cell table:style-name="Table1.A2" office:value-type="string">
            <text:p text:style-name="Table_20_Contents">6</text:p>
          </table:table-cell>
          <table:table-cell table:style-name="Table1.B5" office:value-type="string">
            <text:p text:style-name="No_20_Spacing">I detta steg så ska vi lägga in fyrkantiga hinder på banan som man måste hoppa över.</text:p>
          </table:table-cell>
        </table:table-row>
        <table:table-row>
          <table:table-cell table:style-name="Table1.A2" office:value-type="string">
            <text:p text:style-name="Table_20_Contents">7</text:p>
          </table:table-cell>
          <table:table-cell table:style-name="Table1.B5" office:value-type="string">
            <text:p text:style-name="No_20_Spacing">I detta steget så ska vi skapa en poängräknare som ska öka hela tiden, dvs. ska bero på hur lång man har kommit</text:p>
          </table:table-cell>
        </table:table-row>
        <table:table-row>
          <table:table-cell table:style-name="Table1.A2" office:value-type="string">
            <text:p text:style-name="Table_20_Contents">8</text:p>
          </table:table-cell>
          <table:table-cell table:style-name="Table1.B5" office:value-type="string">
            <text:p text:style-name="No_20_Spacing">Här ska vi göra så att poängen som räknas blir större om man fångar ”poängprickarna”.</text:p>
          </table:table-cell>
        </table:table-row>
        <table:table-row>
          <table:table-cell table:style-name="Table1.A2" office:value-type="string">
            <text:p text:style-name="Table_20_Contents">9</text:p>
          </table:table-cell>
          <table:table-cell table:style-name="Table1.B5" office:value-type="string">
            <text:p text:style-name="No_20_Spacing">Detta sista går ut på att när man fångar en ”poängprick” så ska det även bli svårare att styra figuren. Det ska gå till så att den kommer börja luta sig fram och tillbaka och detta ska man sedan kompensera för genom att trycka på framåt/bakåt pilen.</text:p>
          </table:table-cell>
        </table:table-row>
        <table:table-row>
          <table:table-cell table:style-name="Table1.A2" office:value-type="string">
            <text:p text:style-name="Table_20_Contents">10</text:p>
          </table:table-cell>
          <table:table-cell table:style-name="Table1.B5" office:value-type="string">
            <text:p text:style-name="No_20_Spacing">Vid tid kvar så ska vi lägga ner lite tid på grafiken och göra så att man ser att det är Gustaf och även göra någonting av poängprickarna och hindren.</text:p>
          </table:table-cell>
        </table:table-row>
      </table:table>
      <text:p text:style-name="P22"/>
      <text:h text:style-name="P5" text:outline-level="1"><text:bookmark-start text:name="_Toc334109459"/>3. Övriga implementationsförberedelser<text:bookmark-end text:name="_Toc334109459"/></text:h>
      <text:p text:style-name="No_20_Spacing">Tanken är att följande klasser kommer att skapas:</text:p>
      <text:p text:style-name="No_20_Spacing">Frame – I denna klass så ska funktioner för fönstret och knappar att finnas. Även ta hand om <text:tab/>knapptryckningar.</text:p>
      <text:p text:style-name="No_20_Spacing">Map – Tar hand om information som ska åka med banan, till exempel hinder och poängflaskorna.</text:p>
      <text:p text:style-name="No_20_Spacing">GameBoard – Tar hand om spelaren och objekten som är i spelplanen.</text:p>
      <text:p text:style-name="No_20_Spacing">Powerbottle – Innehåller information om poängflaskorna som ska vara i spelplanen och banan.</text:p>
      <text:p text:style-name="No_20_Spacing">Obstacle – Information om hindren som även de ska var med i spelplanen och banan.</text:p>
      <text:p text:style-name="No_20_Spacing">Player – Spelaren som ska ta sig fram på spelplanen, undvika hinder och fånga poängflaskorna.</text:p>
      <text:p text:style-name="No_20_Spacing">GraphicalVeiwer – Ska användas för att rita ut spelplan, spelare, poängflaskor och hinder.</text:p>
      <text:p text:style-name="No_20_Spacing">BoardListener – Ett interface som används i GraphicalViewer för att fånga upp händelser.</text:p>
      <text:p text:style-name="No_20_Spacing">BoardObject – Ett interface till objekten som finns i spelet.</text:p>
      <text:p text:style-name="No_20_Spacing">Game – Huvudprogrammet.</text:p>
      <text:p text:style-name="No_20_Spacing">GameHandler – Tar han om kollisioner och fall.</text:p>
      <text:h text:style-name="P5" text:outline-level="1"><text:bookmark-start text:name="_Toc334109460"/>4. Utveckling och samarbete<text:bookmark-end text:name="_Toc334109460"/></text:h>
      <text:p text:style-name="P10">Vi kommer lägga ner lite tid för att skriva upp allting som kommer behövas i programmet och detta medför att båda kommer att ha full förståelse i alla dela och kan fortfarande skriva delarna separat. Tanken är att vi kommer använda git när vi har format projektet för att hantera filerna. Vi planerar att <text:soft-page-break/>jobba så mycket vi hinner under skoltid och sedan fortsätta på kvällar om vi känner att det behövs. Vi strävar just nu för att bli godkända och känner vi att vi har tid när det är uppnått kommer vi sträva efter högre betyg. </text:p>
      <text:h text:style-name="P5" text:outline-level="1"><text:bookmark-start text:name="_Toc334109461"/>5. Implementationsbeskrivning<text:bookmark-end text:name="_Toc334109461"/></text:h>
      <text:p text:style-name="P19">Den här delen skriver ni inför slutinlämningen</text:p>
      <text:p text:style-name="P9">Det här kapitlet använder ni för att beskriva hur projektet är strukturerat och implementerat. Algoritmer och övergripande design passar också in i det här kapitlet (bilder, flödesdiagram, osv. kan vara användbart). Skapa gärna egna delkapitel för enskilda delar, om det underlättar.</text:p>
      <text:h text:style-name="P2" text:outline-level="2"><text:bookmark-start text:name="_Toc334109462"/>5.1. Dokumentation för programkod<text:bookmark-end text:name="_Toc334109462"/></text:h>
      <text:h text:style-name="Heading_20_3" text:outline-level="3"><text:span text:style-name="T4">5.1.1 Game.java</text:span></text:h>
      <text:p text:style-name="P21"><text:span text:style-name="T12">Detta är klassen som kör huvudprogrammet. Den skapar en GameBoard, en Frame , en javax.swing.Timer, och en javax.swing.Action. ”Händelsen” anropas från timern en gång per 0,01 sekund. I händelsen så anropas GameBoard för att ändras och sedan uppdateras Framen med den uppdaterade GameBoarden.</text:span></text:p>
      <text:h text:style-name="P26" text:outline-level="3"><text:span text:style-name="T4">5.1.2 Frame.java</text:span></text:h>
      <text:p text:style-name="P21"><text:span text:style-name="T12">Frame.java är den klassen som ligger i botten och använder sig av klasserna GameBoard.java och GraphicalViewer.java för att rita upp fönstret med spelplanen i. Det är även den som lyssnar efter knapptryckningar som då genom GameBoard.java når spelaren. Det är även här menyn skapas och denna klassen gör även att programmet avslutas.</text:span></text:p>
      <text:h text:style-name="Heading_20_3" text:outline-level="3"><text:span text:style-name="T4">5.1.3 GraphicalViewer.java</text:span></text:h>
      <text:p text:style-name="Text_20_body"><text:span text:style-name="T14">Denna klassen används för att rita ut objekt på spelplanen. Dessa objekt är bakgrunden, Player, Obstacle och Powerbottle. De ligger i klassen GameBoard och det är genom denna klass alla anropas</text:span><text:span text:style-name="T4">.</text:span></text:p>
      <text:h text:style-name="Heading_20_3" text:outline-level="3"><text:span text:style-name="T4">5.1.4 GameBoard.java</text:span></text:h>
      <text:p text:style-name="P21"><text:span text:style-name="T12">Denna klassen innehåller som nämnt tidigare objektet Player och flera objekt av Obstacle och Powerbottle men den innehåller även en Map och information om just GameBoardet i allmänhet. Den interagerar även med BoardListener.java och GameHandler.java som kan läsas om nedan.</text:span></text:p>
      <text:h text:style-name="Heading_20_3" text:outline-level="3"><text:span text:style-name="T4">5.1.5 Map.java</text:span></text:h>
      <text:p text:style-name="P21"><text:span text:style-name="T12">Map är en del av klassen GameBoard och innehåller information om alla Obstale och Powerbottle som inte ännu ligger inom det synliga området för GameBoard.</text:span></text:p>
      <text:h text:style-name="Heading_20_3" text:outline-level="3"><text:span text:style-name="T4">5.1.6 BoardObject.java</text:span></text:h>
      <text:p text:style-name="P21"><text:span text:style-name="T12">Detta är ett interface som beskriver alla objekt som kan vara på GameBoard och alla klasser som implementerar detta interface måste kunna sätta storlek och koordinater. Den måste även kunna lämna ut storlek och koordinater. Klasserna som implementerar detta är Player, Obstacle och Powerbottle.</text:span></text:p>
      <text:h text:style-name="Heading_20_3" text:outline-level="3"><text:span text:style-name="T4">5.1.7 Player.java</text:span></text:h>
      <text:p text:style-name="P21"><text:span text:style-name="T12">Det mest avancerade BoardObjectet som utöver de egenskaperna består av tre stycken enum. Den ena information om spelaren duckar/står upp en andra beskriver om spelaren </text:span><text:soft-page-break/><text:span text:style-name="T12">hoppar/superhoppar/faller och den tredje beskriver spelarens vingelstatus. Sedan så innehåller klassen även information om spelarens totala poäng.</text:span></text:p>
      <text:h text:style-name="Heading_20_3" text:outline-level="3"><text:span text:style-name="T4">5.1.8 Obstacle.java och Powerbottle.java</text:span></text:h>
      <text:p text:style-name="P21"><text:span text:style-name="T12">De här två klasserna är identiska och detta kommer sig av att all funktionalitet som vi planerade att de skulle kunna ha inte har implementerats. Men för vidareutveckling så är det då mycket arbete som redan är gjort. Den enda utökningen på dessa klassen från att vara ett BoardObject är att de även har en funktion som flyttar de åt vänster på spelplanen.</text:span></text:p>
      <text:h text:style-name="Heading_20_3" text:outline-level="3"><text:span text:style-name="T4">5.1.9 BoardListener.java</text:span></text:h>
      <text:p text:style-name="P21"><text:span text:style-name="T12">I detta interfacet så finns funktionen boardChanged() som då ska anropas när något på brädet har ändrat sig. Det som då behöver göras är att rita om spelplanen och just därför så är det GraphicalViewer som implementerar detta och just ritar om spelplanen.</text:span></text:p>
      <text:p text:style-name="P21"><text:span text:style-name="T12">I GameBoard så finns det funktioner för att lägga till BoardListeners. Vi lägger endast till en och det är att vi lägger till en GraphicalViewer i Frames GameBoard. Så boardChanged anropas då varje gång någonting har förändrats på brädet och den ritar då om det.</text:span></text:p>
      <text:h text:style-name="Heading_20_3" text:outline-level="3"><text:span text:style-name="T4">5.1.10 GameHandler.java</text:span></text:h>
      <text:p text:style-name="P21"><text:span text:style-name="T12">Detta är en statisk klass som anropas från GameBoards tick genom sin enda publika metod som även den heter tick. I GameHandler.tick() så flyttas alla objekt och tester för kollision utförs. Vid olika sorters kollision så utförs olika saker. </text:span></text:p>
      <text:p text:style-name="P21"><text:span text:style-name="T12">Det som kan hända är:</text:span></text:p>
      <text:p text:style-name="P21"><text:span text:style-name="T12">Träff med flaska gör att den försvinner. Träff med hinder ovanifrån gör att man stannar på den höjden, träff från annat håll gör att man dör och om det inte är något under en så ramlar man ner. Träff med marken gör även det att man fastnar på den höjden.</text:span></text:p>
      <text:h text:style-name="P2" text:outline-level="2"><text:bookmark-start text:name="_Toc334109463"/>5.2. Användning av fritt material<text:bookmark-end text:name="_Toc334109463"/></text:h>
      <text:p text:style-name="P21"><text:span text:style-name="T12">Vi har ej använt oss av något annat material än det som ingår i Java 7.</text:span></text:p>
      <text:h text:style-name="P3" text:outline-level="2"><text:bookmark-start text:name="_Toc334109464"/>5.3. Användning av designmönster<text:bookmark-end text:name="_Toc334109464"/></text:h>
      <text:p text:style-name="Text_20_body"><text:span text:style-name="T16">Vi använder oss av designmönstret Model-View-Controller då vi har försökt dela upp detta så mycket vi kunnat. Det har hjälpt oss på så sätt att vi mycket enkelt har kunnat ändra hur saker ska kunna ritas ut och hanteras. Allt som har med utritantde att göra har vi lagt i klassen GraphicalViewer, allt som har med lagring av information ligger i flera olika klasser t.ex. GameBoard, Player och Obstacle mm. Det som har att göra med att ändra information har vi lagt i GameHandler</text:span><text:span text:style-name="T11">.</text:span></text:p>
      <text:h text:style-name="P3" text:outline-level="2">5.4. Användning av objektorientering</text:h>
      <text:p text:style-name="P21"><text:span text:style-name="T13">I klassen Frame så anropar vi konstruktorn till superklassen JFrame genom att anropa metoden super() det första vi gör för att sätta värden på ett enkelt sätt. Utan objektorientering så hade vi kunnat lösa det genom att anropa specifika funktioner för att utföra detta.</text:span></text:p>
      <text:h text:style-name="P3" text:outline-level="2"><text:bookmark-start text:name="_Toc334109465"/>5.5. Motiverade designbeslut med alternativ<text:bookmark-end text:name="_Toc334109465"/></text:h>
      <text:p text:style-name="P21"><text:span text:style-name="T13">Vi har använt oss av interface ärvning då vi skapade tre subtyper till vårt interface BoardObject. Detta gjorde att när vi skulle se om något av dom var i kontakt med varandra så räckte det med att vi skapade en metod som utförde jämförelsen. Utan objektorientering så hade man kunnat använda tre stycken poster för att representera objekt, med då hade man vart tvungen att skapa flera funktioner för jämförelsen.</text:span></text:p>
      <text:p text:style-name="P21"><text:soft-page-break/><text:span text:style-name="T13">Ett annat designbeslut var det att använda en helt static klass för GameHandler. Det vi ville ha var ett sätt för att hantera spelflödet på brädet och det passade inte så bra att ändra på saker direkt i GameBoard då det blir mycket kod som inte riktigt passar in där och en uppdelning känndes bättre. Eftersom GameHandler inte har något eget objekt att ändra på så blir static den naturliga lösningen.</text:span></text:p>
      <text:h text:style-name="P6" text:outline-level="1">6<text:bookmark-start text:name="_Toc334109466"/>. Användarmanual<text:bookmark-end text:name="_Toc334109466"/></text:h>
      <text:p text:style-name="P20">Antingen så startar man spelet genom att kompilera koden eller köra .jar filen som är inkluderad. När spelet har startat så kommer spelaren att röra sig framåt. För att styra spelaren så kan man hoppa med hjälp utav ”upp-pilen”, ducka med hjälp utav ”ner-pilen” och utföra ett superhopp med hjälp utav mellanslag. När spelare sedan har fångat nog många powerbottles så kommer den att börja vingla fram och tillbaka. Detta går att motverka (dock är detta väldigt svårt) men hjälp utav höger och vänster-pilen.</text:p>
      <text:p text:style-name="P24">För att fånga en powerbottle så ska spelaren helt enkelt komma i kontakt med en och det spelar ingen roll från vilket håll spelaren kommer ifrån.</text:p>
      <text:p text:style-name="P24">I spelplanen finns även hinder som spelaren måste akta sig för. Spelaren kan antingen åka under dem eller hoppa över dem. Spelaren kan landa på ett hinder men kommer att ramla av då den hamnar utanför. Spelaren förlorar då den krockar med ett hinder vilket endast går att göra från sidorna och underifrån. När spelaren har krockat med ett hinder kommer det att komma fram en dialogruta som ger spelaren chansen att starta om spelet eller avsluta.</text:p>
      <text:p text:style-name="P24">Spelplanen som är default är en randomiserad bana där hinder och powerbottles slumpas ut inom ett visst intervall. Om man har källkoden går det dock att ändra bana om man i Map.java, i konstruktorn ändrar värdet som skickas in till createMap() till ett värde mellan 1-5. Det är dock 3 som är default och de andra banorna användes mest i testsyfte och är därför inte speciellt svåra.</text:p>
      <text:p text:style-name="P23"><text:span text:style-name="T8">Skärmdumpar finns bifogade som bilaga.</text:span></text:p>
      <text:h text:style-name="Heading_20_1" text:outline-level="1"><text:span text:style-name="T5">7</text:span><text:bookmark-start text:name="_Toc334109467"/><text:span text:style-name="T5">. Betygsambitioner</text:span><text:bookmark-end text:name="_Toc334109467"/></text:h>
      <text:p text:style-name="Text_20_body"><text:span text:style-name="T15">Vi strävar efter att få en 3a.</text:span></text:p>
      <text:h text:style-name="Heading_20_1" text:outline-level="1"><text:span text:style-name="T5">8</text:span><text:bookmark-start text:name="_Toc334109468"/><text:span text:style-name="T5">. Utvärdering och erfarenheter</text:span><text:bookmark-end text:name="_Toc334109468"/></text:h>
      <text:p text:style-name="P20"><text:span text:style-name="T13">Vi hade en bra struktur när vi började med att planera upp hela projektet och skrev tomma metoder i alla klasser för de som vi trodde att vi skulle behöva så vi visste vad alla metoder skulle göra och hur de skulle anropas. Detta medförde att vi kunde sitta och programmera på olika håll.</text:span></text:p>
      <text:p text:style-name="P24">Då vi programmerade hemifrån och delade koden via github så fick vi en del problem med eclipse att den inte ville hitta och importera projekt vilket tog upp väldigt mycket tid innan vi fick det att fungera som vi ville.</text:p>
      <text:p text:style-name="P24">Pga problemen ovan så fick vi lägga ner en del mer tid än planerat för att uppnå de målen vi ville.</text:p>
      <text:p text:style-name="P24">Tidsmässigt var arbetsfördelningen jämn, men pga olika programmeringskunskaper sen tidigare blev det lite skillnad i hur mycket kod varje person skrev. Då den som hade mindre förkunskaper behövde läsa lite mer för att förstå vad som behövde skrivas och hur det skulle skrivas. Vi anser dock att vi hade en bra arbetsfördelning inom gruppen.</text:p>
      <text:p text:style-name="P24">Projektspecifikationen fungerade som en bra milstolpe till när vi började med att skriva våra tomma metoder så vi kom ihåg att ta med allt. Senare under projektet har vi dock inte tittat speciellt mycket på specifikationen då vi ansåg att vi inte behövde.</text:p>
      <text:p text:style-name="P24">Vi anser att arbetet har fungerat bra. Detta berodde mycket på att vi hade strukturerat upp hur koden skulle skrivas. Senare under projektet var vi dock tvungna att korrigera för några mindre saker som vi hade glömt bort att ta med.</text:p>
      <text:p text:style-name="P24">Eftersom vi programmerade hemifrån och hade koden delad så var det väldigt enkelt för oss att hitta tid för att programmera då det var väldigt individuellt. Något som var problematiskt var dock att hinna göra alla andra labbar samtidigt som projektet då projektet tog upp väldigt mycket tid.</text:p>
      <text:p text:style-name="P25"><text:soft-page-break/><text:span text:style-name="T7">Vi skulle tipsa nästa års kurs studenter att ta god tid på sig och strukturera upp projektet med att skriva tomma metoder och göra klart för sig vilka funktioner som ska användas av vilka. Detta gav alla i gruppen en bättre förståelse för hur projektet skulle byggas u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eal" svg:font-family="Areal"/>
    <style:font-face style:name="arial" svg:font-family="arial, sans-serif"/>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sv" fo:country="SE"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size="10.5pt" style:font-size-asian="10.5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Title"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chapter">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5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4.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ent-style-name="Text_20_body">
      <style:paragraph-properties fo:line-height="115%" fo:hyphenation-ladder-count="no-limit"/>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Wingdings"/>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age-number text:select-page="current">5</text:page-number></text:p>
      </style:footer>
    </style:master-page>
    <style:master-page style:name="MPF0" style:page-layout-name="Mpm3" style:next-style-name="MP0"/>
    <style:master-page style:name="MP1" style:page-layout-name="Mpm2">
      <style:footer>
        <text:p text:style-name="Footer"><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initial-creator>Jonas Kvarnström  KPLAB</meta:initial-creator>
    <meta:creation-date>2012-08-30T09:36:00Z</meta:creation-date>
    <dc:date>2012-10-16T18:30:06.35</dc:date>
    <meta:editing-cycles>23</meta:editing-cycles>
    <meta:editing-duration>PT12H29M23S</meta:editing-duration>
    <meta:document-statistic meta:table-count="1" meta:image-count="0" meta:object-count="0" meta:page-count="8" meta:paragraph-count="129" meta:word-count="2269" meta:character-count="13677" meta:non-whitespace-character-count="11527"/>
    <meta:user-defined meta:name="Information 1"/>
    <meta:user-defined meta:name="Information 2"/>
    <meta:user-defined meta:name="Information 3"/>
    <meta:user-defined meta:name="Information 4"/>
    <meta:template xlink:type="simple" xlink:actuate="onRequest" xlink:title="" xlink:href="../../Downloads/projektbeskrivning.odt/Normal.dotm"/>
  </office:meta>
</office:document-meta>
</file>